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weight="bold" officeooo:rsid="001157dc" officeooo:paragraph-rsid="001157dc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6pt" officeooo:rsid="00170df4" officeooo:paragraph-rsid="00170df4" style:font-size-asian="16pt" style:font-size-complex="16pt"/>
    </style:style>
    <style:style style:name="P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4pt" officeooo:rsid="001914c6" officeooo:paragraph-rsid="001914c6" style:font-size-asian="14pt" style:font-size-complex="14pt"/>
    </style:style>
    <style:style style:name="P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4pt" officeooo:rsid="001157dc" officeooo:paragraph-rsid="00150c52" style:font-size-asian="12.25pt" style:font-size-complex="14pt"/>
    </style:style>
    <style:style style:name="T1" style:family="text">
      <style:text-properties fo:font-size="18pt" officeooo:rsid="00150c52" style:font-size-asian="18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hip to</text:span>:</text:p>
      <text:p text:style-name="P4"/>
      <text:p text:style-name="P3">Bryan Lyon</text:p>
      <text:p text:style-name="P3">Green Survey Company</text:p>
      <text:p text:style-name="P3">25125 santa clara st</text:p>
      <text:p text:style-name="P3">suite E #108</text:p>
      <text:p text:style-name="P3">Hayward, CA 94544</text:p>
      <text:p text:style-name="P3">United States (U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9799in" fo:page-height="2.2799in" style:num-format="1" style:print-orientation="portrait" fo:margin-top="0.2701in" fo:margin-bottom="0.1in" fo:margin-left="0.2201in" fo:margin-right="0.1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</meta:initial-creator>
    <meta:creation-date>2016-07-30T19:39:57.487363173</meta:creation-date>
    <dc:date>2016-09-01T17:19:10.795798827</dc:date>
    <dc:creator>kolja </dc:creator>
    <meta:editing-duration>PT2H46M37S</meta:editing-duration>
    <meta:editing-cycles>8</meta:editing-cycles>
    <meta:generator>LibreOffice/5.0.3.2$Linux_X86_64 LibreOffice_project/00m0$Build-2</meta:generator>
    <meta:printed-by>kolja </meta:printed-by>
    <meta:print-date>2016-08-21T17:06:02.265840719</meta:print-date>
    <meta:document-statistic meta:table-count="0" meta:image-count="0" meta:object-count="0" meta:page-count="1" meta:paragraph-count="7" meta:word-count="20" meta:character-count="105" meta:non-whitespace-character-count="92"/>
  </office:meta>
</office:document-meta>
</file>